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" manifest:media-type="application/octet-stream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rebuchet MS" svg:font-family="Trebuchet MS" style:font-family-generic="swiss" style:font-pitch="variable" svg:panose-1="2 11 6 3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Interface_Asset" style:master-page-name="MP0" style:family="paragraph">
      <style:paragraph-properties fo:break-before="page"/>
    </style:style>
    <style:style style:name="T2" style:parent-style-name="DefaultParagraphFont" style:family="text">
      <style:text-properties style:font-size-complex="16pt"/>
    </style:style>
    <style:style style:name="TableColumn4" style:family="table-column">
      <style:table-column-properties style:column-width="0.9694in" style:use-optimal-column-width="false"/>
    </style:style>
    <style:style style:name="TableColumn5" style:family="table-column">
      <style:table-column-properties style:column-width="0.1048in" style:use-optimal-column-width="false"/>
    </style:style>
    <style:style style:name="TableColumn6" style:family="table-column">
      <style:table-column-properties style:column-width="4.8263in" style:use-optimal-column-width="false"/>
    </style:style>
    <style:style style:name="Table3" style:family="table">
      <style:table-properties style:width="5.9006in" fo:margin-left="0.0006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9" style:family="table-cell">
      <style:table-cell-properties fo:border="0.0069in solid #000000" fo:padding-top="0in" fo:padding-left="0.075in" fo:padding-bottom="0in" fo:padding-right="0.075in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12" style:family="table-cell">
      <style:table-cell-properties fo:border="0.0069in solid #000000" fo:padding-top="0in" fo:padding-left="0.075in" fo:padding-bottom="0in" fo:padding-right="0.075in"/>
    </style:style>
    <style:style style:name="T13" style:parent-style-name="DefaultParagraphFont" style:family="text">
      <style:text-properties style:font-name-complex="Courier New" fo:font-size="9pt" style:font-size-asian="9pt" style:font-size-complex="9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16" style:family="table-cell">
      <style:table-cell-properties fo:border="0.0069in solid #000000" fo:padding-top="0in" fo:padding-left="0.075in" fo:padding-bottom="0in" fo:padding-right="0.075in"/>
    </style:style>
    <style:style style:name="P17" style:parent-style-name="Ass_Author" style:family="paragraph">
      <style:text-properties fo:language="pt" fo:country="BR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20" style:family="table-cell">
      <style:table-cell-properties fo:border="0.0069in solid #000000" fo:padding-top="0in" fo:padding-left="0.075in" fo:padding-bottom="0in" fo:padding-right="0.075in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fo:padding-top="0in" fo:padding-left="0.075in" fo:padding-bottom="0in" fo:padding-right="0.075i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28" style:family="table-cell">
      <style:table-cell-properties fo:border="0.0069in solid #000000" fo:padding-top="0in" fo:padding-left="0.075in" fo:padding-bottom="0in" fo:padding-right="0.075in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P31" style:parent-style-name="Standard" style:family="paragraph">
      <style:paragraph-properties style:snap-to-layout-grid="false" fo:margin-bottom="0in" fo:line-height="100%"/>
      <style:text-properties fo:font-size="2pt" style:font-size-asian="2pt" style:font-size-complex="2pt"/>
    </style:style>
    <style:style style:name="P32" style:parent-style-name="Standard" style:family="paragraph">
      <style:paragraph-properties style:snap-to-layout-grid="false" fo:margin-bottom="0in" fo:line-height="100%"/>
      <style:text-properties fo:font-size="2pt" style:font-size-asian="2pt" style:font-size-complex="2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fo:padding-top="0in" fo:padding-left="0.075in" fo:padding-bottom="0in" fo:padding-right="0.075in"/>
    </style:style>
    <style:style style:name="P35" style:parent-style-name="Standard" style:family="paragraph">
      <style:paragraph-properties style:snap-to-layout-grid="false" fo:margin-bottom="0in" fo:line-height="100%"/>
      <style:text-properties fo:font-size="2pt" style:font-size-asian="2pt" style:font-size-complex="2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P40" style:parent-style-name="Standard" style:family="paragraph">
      <style:paragraph-properties style:snap-to-layout-grid="false" fo:text-align="center" fo:margin-bottom="0in" fo:line-height="100%"/>
    </style:style>
    <style:style style:name="P41" style:parent-style-name="Standard" style:family="paragraph">
      <style:paragraph-properties fo:text-align="center" fo:margin-bottom="0in" fo:line-height="100%"/>
    </style:style>
    <style:style style:name="P42" style:parent-style-name="Standard" style:family="paragraph">
      <style:paragraph-properties fo:text-align="center" fo:margin-bottom="0in" fo:line-height="100%"/>
    </style:style>
    <style:style style:name="P43" style:parent-style-name="Standard" style:family="paragraph">
      <style:paragraph-properties fo:text-align="center" fo:margin-bottom="0in" fo:line-height="100%"/>
    </style:style>
    <style:style style:name="P44" style:parent-style-name="Standard" style:family="paragraph">
      <style:paragraph-properties fo:text-align="center" fo:margin-bottom="0in" fo:line-height="100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Interface Specification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Label_Ass">Title</text:p>
          </table:table-cell>
          <table:table-cell table:style-name="TableCell9" table:number-columns-spanned="2">
            <text:p text:style-name="Ass_Title">IAnimalCreatorGUI</text:p>
          </table:table-cell>
          <table:covered-table-cell/>
        </table:table-row>
        <table:table-row table:style-name="TableRow10">
          <table:table-cell table:style-name="TableCell11">
            <text:p text:style-name="Label_Ass">Id</text:p>
          </table:table-cell>
          <table:table-cell table:style-name="TableCell12" table:number-columns-spanned="2">
            <text:p text:style-name="Ass_Id"><text:span text:style-name="T13">&lt;http://purl.org/dcc/pt.c03ensaios.lobo.inter.IAnimalCreatorGUI&gt;</text:span></text:p>
          </table:table-cell>
          <table:covered-table-cell/>
        </table:table-row>
        <table:table-row table:style-name="TableRow14">
          <table:table-cell table:style-name="TableCell15">
            <text:p text:style-name="Label_Ass">Author</text:p>
          </table:table-cell>
          <table:table-cell table:style-name="TableCell16" table:number-columns-spanned="2">
            <text:p text:style-name="P17">Rodrigo Lobo da Costa, Fabio Beranizo Fontes Lopes</text:p>
          </table:table-cell>
          <table:covered-table-cell/>
        </table:table-row>
        <table:table-row table:style-name="TableRow18">
          <table:table-cell table:style-name="TableCell19">
            <text:p text:style-name="Label_Ass">Description</text:p>
          </table:table-cell>
          <table:table-cell table:style-name="TableCell20" table:number-columns-spanned="2">
            <text:p text:style-name="Ass_Description">Interface for a Graphics User Interface component that provides simplicity at creating new Animal files, which will be added to the Animal DataBase. This component is a GUI for IAnimalFile.</text:p>
            <text:p text:style-name="Ass_Description">Requires IAnimalFile and IQuestion</text:p>
            <text:p text:style-name="Ass_Description"/>
          </table:table-cell>
          <table:covered-table-cell/>
        </table:table-row>
        <table:table-row table:style-name="TableRow21">
          <table:table-cell table:style-name="TableCell22" table:number-columns-spanned="3">
            <text:p text:style-name="Ass_Methods">Methods</text:p>
          </table:table-cell>
          <table:covered-table-cell/>
          <table:covered-table-cell/>
        </table:table-row>
        <table:table-row table:style-name="TableRow23">
          <table:table-cell table:style-name="TableCell24" table:number-columns-spanned="2">
            <text:p text:style-name="AssM_Name">initialize</text:p>
          </table:table-cell>
          <table:covered-table-cell/>
          <table:table-cell table:style-name="TableCell25">
            <text:p text:style-name="AssM_Description">Initializes the component and its main JPanel. This method must be called after connecting with an IAnimalFile and an IQuestion.</text:p>
          </table:table-cell>
        </table:table-row>
        <table:table-row table:style-name="TableRow26">
          <table:table-cell table:style-name="TableCell27" table:number-columns-spanned="2">
            <text:p text:style-name="AssM_Name">setTestMode</text:p>
          </table:table-cell>
          <table:covered-table-cell/>
          <table:table-cell table:style-name="TableCell28">
            <text:p text:style-name="AssM_Description">Sets the test mode true or false.</text:p>
            <text:p text:style-name="AssM_Description">If true, the animal will never be added to the Data Base, even if its name and<text:s/>properties are available (this is useful for testing). If false, the animal can be added to the Data Base normally.</text:p>
            <text:p text:style-name="AssM_Description">Default value: true</text:p>
          </table:table-cell>
        </table:table-row>
        <table:table-row table:style-name="TableRow29">
          <table:table-cell table:style-name="TableCell30" table:number-columns-spanned="3">
            <text:p text:style-name="P31"/>
            <text:p text:style-name="P32"/>
          </table:table-cell>
          <table:covered-table-cell/>
          <table:covered-table-cell/>
        </table:table-row>
        <table:table-row table:style-name="TableRow33">
          <table:table-cell table:style-name="TableCell34" table:number-columns-spanned="3">
            <text:p text:style-name="P35"/>
          </table:table-cell>
          <table:covered-table-cell/>
          <table:covered-table-cell/>
        </table:table-row>
        <table:table-row table:style-name="TableRow36">
          <table:table-cell table:style-name="TableCell37" table:number-columns-spanned="3">
            <text:p text:style-name="Ass_UML">UML Diagram</text:p>
          </table:table-cell>
          <table:covered-table-cell/>
          <table:covered-table-cell/>
        </table:table-row>
        <table:table-row table:style-name="TableRow38">
          <table:table-cell table:style-name="TableCell39" table:number-columns-spanned="3">
            <text:p text:style-name="P40"/>
            <text:p text:style-name="P41"/>
            <text:p text:style-name="P42"><draw:frame draw:z-index="0" draw:id="id0" draw:style-name="a0" draw:name="Object 1" text:anchor-type="as-char" svg:x="0in" svg:y="0in" svg:width="5.74514in" svg:height="2.50972in" style:rel-width="scale" style:rel-height="scale"><draw:object-ole draw:class-id="0003000A-0000-0000-C000-000000000046" xlink:href="Object 1" xlink:type="simple" xlink:show="embed" xlink:actuate="onLoad"/><draw:image xlink:href="ObjectReplacements/Object 1" xlink:type="simple" xlink:show="embed" xlink:actuate="onLoad"/><svg:desc/></draw:frame></text:p>
            <text:p text:style-name="P43"/>
            <text:p text:style-name="P44"/>
          </table:table-cell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rebuchet MS" svg:font-family="Trebuchet MS" style:font-family-generic="swiss" style:font-pitch="variable" svg:panose-1="2 11 6 3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Trebuchet MS" style:font-name-asian="Calibri" style:font-name-complex="Calibri" fo:font-size="11pt" style:font-size-asian="11pt" style:font-size-complex="11pt" fo:language="en" fo:country="US" style:language-complex="ar" style:country-complex="SA" fo:hyphenate="false"/>
    </style:style>
    <style:style style:name="Title" style:display-name="Title" style:family="paragraph" style:parent-style-name="Standard" style:next-style-name="Textbody">
      <style:paragraph-properties fo:keep-with-next="always" fo:text-align="center" fo:margin-bottom="0.0826in"/>
      <style:text-properties style:font-name="Arial" style:font-name-asian="DejaVu Sans" style:font-name-complex="Lohit Hindi" fo:font-size="16pt" style:font-size-asian="16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itle" style:display-name="Subtitle" style:family="paragraph" style:parent-style-name="Title" style:next-style-name="Textbody">
      <style:text-properties fo:font-style="italic" style:font-style-asian="italic" style:font-style-complex="italic" fo:font-size="14pt" style:font-size-asian="14pt" fo:hyphenate="false"/>
    </style:style>
    <style:style style:name="List" style:display-name="List" style:family="paragraph" style:parent-style-name="Textbody">
      <style:text-properties style:font-name-complex="Lohit Hind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Asset" style:display-name="Asset" style:family="paragraph" style:parent-style-name="Standard">
      <style:paragraph-properties style:snap-to-layout-grid="false" fo:margin-bottom="0in" fo:line-height="100%"/>
      <style:text-properties fo:hyphenate="false"/>
    </style:style>
    <style:style style:name="Ass_Id" style:display-name="Ass_Id" style:family="paragraph" style:parent-style-name="Asset">
      <style:text-properties style:font-name="Courier New" fo:hyphenate="false"/>
    </style:style>
    <style:style style:name="Ass_Title" style:display-name="Ass_Title" style:family="paragraph" style:parent-style-name="Asset">
      <style:text-properties fo:hyphenate="false"/>
    </style:style>
    <style:style style:name="Ass_Author" style:display-name="Ass_Author" style:family="paragraph" style:parent-style-name="Asset">
      <style:text-properties fo:hyphenate="false"/>
    </style:style>
    <style:style style:name="Ass_Description" style:display-name="Ass_Description" style:family="paragraph" style:parent-style-name="Asset">
      <style:text-properties fo:hyphenate="false"/>
    </style:style>
    <style:style style:name="Label_Ass" style:display-name="Label_Ass" style:family="paragraph" style:parent-style-name="Asset">
      <style:text-properties fo:font-weight="bold" style:font-weight-asian="bold" fo:hyphenate="false"/>
    </style:style>
    <style:style style:name="Ass_Methods" style:display-name="Ass_Methods" style:family="paragraph" style:parent-style-name="Asset">
      <style:paragraph-properties fo:text-align="center"/>
      <style:text-properties fo:font-weight="bold" style:font-weight-asian="bold" fo:hyphenate="false"/>
    </style:style>
    <style:style style:name="AssM_Name" style:display-name="AssM_Name" style:family="paragraph" style:parent-style-name="Ass_Methods">
      <style:paragraph-properties fo:text-align="start"/>
      <style:text-properties fo:hyphenate="false"/>
    </style:style>
    <style:style style:name="AssM_Description" style:display-name="AssM_Description" style:family="paragraph" style:parent-style-name="Ass_Methods">
      <style:paragraph-properties fo:text-align="start"/>
      <style:text-properties fo:font-weight="normal" style:font-weight-asian="normal" fo:hyphenate="false"/>
    </style:style>
    <style:style style:name="Ass_Parameter" style:display-name="Ass_Parameter" style:family="paragraph" style:parent-style-name="Ass_Methods">
      <style:paragraph-properties fo:text-align="start"/>
      <style:text-properties fo:hyphenate="false"/>
    </style:style>
    <style:style style:name="AssP_Description" style:display-name="AssP_Description" style:family="paragraph" style:parent-style-name="Ass_Parameter">
      <style:text-properties fo:font-weight="normal" style:font-weight-asian="normal" fo:hyphenate="false"/>
    </style:style>
    <style:style style:name="AssP_Name" style:display-name="AssP_Name" style:family="paragraph" style:parent-style-name="Ass_Parameter">
      <style:text-properties fo:hyphenate="false"/>
    </style:style>
    <style:style style:name="AssP_Return" style:display-name="AssP_Return" style:family="paragraph" style:parent-style-name="Ass_Parameter">
      <style:text-properties fo:hyphenate="false"/>
    </style:style>
    <style:style style:name="Ass_UML" style:display-name="Ass_UML" style:family="paragraph" style:parent-style-name="Asset">
      <style:paragraph-properties fo:text-align="center"/>
      <style:text-properties fo:font-weight="bold" style:font-weight-asian="bold" fo:hyphenate="false"/>
    </style:style>
    <style:style style:name="AssU_Diagram" style:display-name="AssU_Diagram" style:family="paragraph" style:parent-style-name="Ass_UML">
      <style:text-properties fo:font-weight="normal" style:font-weight-asian="normal" fo:hyphenate="false"/>
    </style:style>
    <style:style style:name="Interface_Asset" style:display-name="Interface_Asset" style:family="paragraph" style:parent-style-name="Title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ndre</meta:initial-creator>
    <dc:creator>Rodrigo Lobo da Costa</dc:creator>
    <meta:creation-date>2011-05-07T23:55:00Z</meta:creation-date>
    <dc:date>2011-05-21T13:26:00Z</dc:date>
    <meta:template xlink:href="Normal.dotm" xlink:type="simple"/>
    <meta:editing-cycles>15</meta:editing-cycles>
    <meta:editing-duration>PT1020S</meta:editing-duration>
    <meta:user-defined meta:name="Template Id">http://purl.org/inloco/dcc/interface-specification</meta:user-defined>
    <meta:document-statistic meta:page-count="1" meta:paragraph-count="1" meta:word-count="130" meta:character-count="872" meta:row-count="6" meta:non-whitespace-character-count="743"/>
  </office:meta>
</office:document-meta>
</file>